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Liberation Mono" svg:font-family="&quot;Liberation Mono&quot;"/>
    <style:font-face style:name="Arial Unicode MS" svg:font-family="&quot;Arial Unicode M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  <style:text-properties style:font-name="Liberation Mono" style:font-name-asian="Liberation Mono" style:font-name-complex="Liberation Mono" fo:font-size="10pt" style:font-size-asian="10pt" style:font-size-complex="10pt"/>
    </style:style>
    <style:style style:name="ce3" style:family="table-cell" style:parent-style-name="Default" style:data-style-name="N0">
      <style:table-cell-properties style:vertical-align="middle"/>
      <style:text-properties style:font-name="Arial Unicode MS" style:font-name-asian="Arial Unicode MS" style:font-name-complex="Arial Unicode MS" fo:font-size="10pt" style:font-size-asian="10pt" style:font-size-complex="10pt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shapes>
          <draw:frame draw:z-index="1" draw:id="id0" draw:style-name="a0" draw:name="Chart 1" svg:x="5.45833in" svg:y="0.42708in" svg:width="12.16667in" svg:height="7.48958in" style:rel-width="scale" style:rel-height="scale">
            <draw:object xlink:href="Object 1/" xlink:type="simple" xlink:show="embed" xlink:actuate="onLoad"/>
            <svg:title/>
            <svg:desc/>
          </draw:frame>
        </table:shapes>
        <table:table-column table:style-name="co1" table:number-columns-repeated="4" table:default-cell-style-name="ce1"/>
        <table:table-column table:style-name="co2" table:number-columns-repeated="16380" table:default-cell-style-name="ce1"/>
        <table:table-row table:style-name="ro1">
          <table:table-cell table:number-columns-repeated="16384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0.18734600000000001" table:style-name="ce2">
            <text:p>0.187346</text:p>
          </table:table-cell>
          <table:table-cell office:value-type="float" office:value="0.170373" table:style-name="ce3">
            <text:p>0.170373</text:p>
          </table:table-cell>
          <table:table-cell office:value-type="float" office:value="2.8808272900000055E-4" table:formula="of:=POWER([.B2]-[.C2];2)" table:style-name="ce1">
            <text:p>0.000288083</text:p>
          </table:table-cell>
          <table:table-cell office:value-type="float" office:value="1.6973000000000016E-2" table:formula="of:=[.B2]-[.C2]" table:style-name="ce1">
            <text:p>0.016973</text:p>
          </table:table-cell>
          <table:table-cell table:number-columns-repeated="1637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.5677E-2" table:style-name="ce2">
            <text:p>0.035677</text:p>
          </table:table-cell>
          <table:table-cell office:value-type="float" office:value="2.6211999999999999E-2" table:style-name="ce3">
            <text:p>0.026212</text:p>
          </table:table-cell>
          <table:table-cell office:value-type="float" office:value="8.9586225000000028E-5" table:formula="of:=POWER([.B3]-[.C3];2)" table:style-name="ce1">
            <text:p>8.95862E-05</text:p>
          </table:table-cell>
          <table:table-cell office:value-type="float" office:value="9.4650000000000012E-3" table:formula="of:=[.B3]-[.C3]" table:style-name="ce1">
            <text:p>0.009465</text:p>
          </table:table-cell>
          <table:table-cell table:number-columns-repeated="16379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6.8710000000000004E-3" table:style-name="ce2">
            <text:p>0.006871</text:p>
          </table:table-cell>
          <table:table-cell office:value-type="float" office:value="4.0150000000000003E-3" table:style-name="ce3">
            <text:p>0.004015</text:p>
          </table:table-cell>
          <table:table-cell office:value-type="float" office:value="8.1567359999999995E-6" table:formula="of:=POWER([.B4]-[.C4];2)" table:style-name="ce1">
            <text:p>8.15674E-06</text:p>
          </table:table-cell>
          <table:table-cell office:value-type="float" office:value="2.856E-3" table:formula="of:=[.B4]-[.C4]" table:style-name="ce1">
            <text:p>0.002856</text:p>
          </table:table-cell>
          <table:table-cell table:number-columns-repeated="1637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.284E-3" table:style-name="ce2">
            <text:p>0.001284</text:p>
          </table:table-cell>
          <table:table-cell office:value-type="float" office:value="9.59E-4" table:style-name="ce3">
            <text:p>0.000959</text:p>
          </table:table-cell>
          <table:table-cell office:value-type="float" office:value="1.0562499999999999E-7" table:formula="of:=POWER([.B5]-[.C5];2)" table:style-name="ce1">
            <text:p>1.05625E-07</text:p>
          </table:table-cell>
          <table:table-cell office:value-type="float" office:value="3.2499999999999999E-4" table:formula="of:=[.B5]-[.C5]" table:style-name="ce1">
            <text:p>0.000325</text:p>
          </table:table-cell>
          <table:table-cell table:number-columns-repeated="1637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2.3900000000000001E-4" table:style-name="ce2">
            <text:p>0.000239</text:p>
          </table:table-cell>
          <table:table-cell office:value-type="float" office:value="2.3800000000000001E-4" table:style-name="ce3">
            <text:p>0.000238</text:p>
          </table:table-cell>
          <table:table-cell office:value-type="float" office:value="9.9999999999999433E-13" table:formula="of:=POWER([.B6]-[.C6];2)" table:style-name="ce1">
            <text:p>1E-12</text:p>
          </table:table-cell>
          <table:table-cell office:value-type="float" office:value="9.999999999999972E-7" table:formula="of:=[.B6]-[.C6]" table:style-name="ce1">
            <text:p>1E-06</text:p>
          </table:table-cell>
          <table:table-cell table:number-columns-repeated="16379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4.6E-5" table:style-name="ce2">
            <text:p>0.000046</text:p>
          </table:table-cell>
          <table:table-cell office:value-type="float" office:value="1.4200000000000001E-4" table:style-name="ce3">
            <text:p>0.000142</text:p>
          </table:table-cell>
          <table:table-cell office:value-type="float" office:value="9.2160000000000013E-9" table:formula="of:=POWER([.B7]-[.C7];2)" table:style-name="ce1">
            <text:p>9.216E-09</text:p>
          </table:table-cell>
          <table:table-cell office:value-type="float" office:value="-9.6000000000000002E-5" table:formula="of:=[.B7]-[.C7]" table:style-name="ce1">
            <text:p>-0.000096</text:p>
          </table:table-cell>
          <table:table-cell table:number-columns-repeated="16379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.1E-5" table:style-name="ce2">
            <text:p>0.000011</text:p>
          </table:table-cell>
          <table:table-cell office:value-type="float" office:value="4.4700000000000002E-4" table:style-name="ce3">
            <text:p>0.000447</text:p>
          </table:table-cell>
          <table:table-cell office:value-type="float" office:value="1.9009600000000001E-7" table:formula="of:=POWER([.B8]-[.C8];2)" table:style-name="ce1">
            <text:p>1.90096E-07</text:p>
          </table:table-cell>
          <table:table-cell office:value-type="float" office:value="-4.3600000000000003E-4" table:formula="of:=[.B8]-[.C8]" table:style-name="ce1">
            <text:p>-0.000436</text:p>
          </table:table-cell>
          <table:table-cell table:number-columns-repeated="16379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.7200000000000001E-4" table:style-name="ce2">
            <text:p>0.000172</text:p>
          </table:table-cell>
          <table:table-cell office:value-type="float" office:value="1.4959999999999999E-3" table:style-name="ce3">
            <text:p>0.001496</text:p>
          </table:table-cell>
          <table:table-cell office:value-type="float" office:value="1.7529759999999997E-6" table:formula="of:=POWER([.B9]-[.C9];2)" table:style-name="ce1">
            <text:p>1.75298E-06</text:p>
          </table:table-cell>
          <table:table-cell office:value-type="float" office:value="-1.3239999999999999E-3" table:formula="of:=[.B9]-[.C9]" table:style-name="ce1">
            <text:p>-0.001324</text:p>
          </table:table-cell>
          <table:table-cell table:number-columns-repeated="16379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.3021E-2" table:style-name="ce2">
            <text:p>0.013021</text:p>
          </table:table-cell>
          <table:table-cell office:value-type="float" office:value="2.2631999999999999E-2" table:style-name="ce3">
            <text:p>0.022632</text:p>
          </table:table-cell>
          <table:table-cell office:value-type="float" office:value="9.2371320999999992E-5" table:formula="of:=POWER([.B10]-[.C10];2)" table:style-name="ce1">
            <text:p>9.23713E-05</text:p>
          </table:table-cell>
          <table:table-cell office:value-type="float" office:value="-9.6109999999999998E-3" table:formula="of:=[.B10]-[.C10]" table:style-name="ce1">
            <text:p>-0.009611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float" office:value="0.187335" table:formula="of:=MAX([.B2:.B10])-MIN([.B2:.B10])" table:style-name="ce1">
            <text:p>0.187335</text:p>
          </table:table-cell>
          <table:table-cell office:value-type="float" office:value="0.17023099999999999" table:formula="of:=MAX([.C2:.C10])-MIN([.C2:.C10])" table:style-name="ce1">
            <text:p>0.170231</text:p>
          </table:table-cell>
          <table:table-cell table:number-columns-repeated="16381" table:style-name="ce1"/>
        </table:table-row>
        <table:table-row table:style-name="ro1">
          <table:table-cell table:number-columns-repeated="3" table:style-name="ce1"/>
          <table:table-cell office:value-type="float" office:value="7.304906456165842E-3" table:formula="of:=SQRT(SUM([.D2:.D10])/COUNT([.D2:.D10]))" table:style-name="ce1">
            <text:p>0.007304906</text:p>
          </table:table-cell>
          <table:table-cell table:number-columns-repeated="16380" table:style-name="ce1"/>
        </table:table-row>
        <table:table-row table:number-rows-repeated="104856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Liberation Mono" svg:font-family="&quot;Liberation Mono&quot;"/>
    <style:font-face style:name="Arial Unicode MS" svg:font-family="&quot;Arial Unicode M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Franco Minucci</dc:creator>
    <meta:creation-date>2019-08-12T21:29:36Z</meta:creation-date>
    <dc:date>2019-08-13T13:49:51Z</dc:date>
    <meta:editing-cycles>1</meta:editing-cycles>
    <meta:editing-duration>PT1413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539.24968503937pt" svg:width="876.0002362204724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values-cell-range-address="Sheet1.$B$2:.$B$10" chart:class="chart:scatter" chart:attached-axis="primary-y" chart:style-name="G0S0">
            <chart:domain table:cell-range-address="Sheet1.$A$2:.$A$10"/>
            <chart:data-point chart:repeated="9"/>
          </chart:series>
          <chart:series chart:values-cell-range-address="Sheet1.$C$2:.$C$10" chart:class="chart:scatter" chart:attached-axis="primary-y" chart:style-name="G0S1">
            <chart:domain table:cell-range-address="Sheet1.$A$2:.$A$10"/>
            <chart:data-point chart:repeated="9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